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adasdtaasd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é dCC</meta:initial-creator>
    <meta:creation-date>2024-07-08T10:59:29</meta:creation-date>
    <dc:date>2024-07-08T11:19:40</dc:date>
    <dc:creator>André dCC</dc:creator>
    <meta:editing-duration>PT16S</meta:editing-duration>
    <meta:editing-cycles>2</meta:editing-cycles>
    <meta:generator>OpenOffice/4.1.15$Unix OpenOffice.org_project/4115m2$Build-9813</meta:generator>
    <meta:document-statistic meta:table-count="0" meta:image-count="0" meta:object-count="0" meta:page-count="1" meta:paragraph-count="1" meta:word-count="1" meta:character-count="16"/>
  </office:meta>
</office:document-meta>
</file>